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text-position="-29% 100%"/>
    </style:style>
    <style:style style:name="T3" style:family="text">
      <style:text-properties style:text-position="-29% 100%" fo:font-style="italic" style:font-style-asian="italic" style:font-style-complex="italic"/>
    </style:style>
    <style:style style:name="T4" style:family="text">
      <style:text-properties style:text-position="-29% 100%" style:font-name="Times New Roman"/>
    </style:style>
    <style:style style:name="T5" style:family="text">
      <style:text-properties style:text-position="-29% 100%" style:font-name="Times New Roman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style:text-position="-21% 100%" fo:font-size="16pt" fo:font-style="italic" style:font-size-asian="16pt" style:font-style-asian="italic" style:font-size-complex="16pt" style:font-style-complex="italic"/>
    </style:style>
    <style:style style:name="T11" style:family="text">
      <style:text-properties style:text-position="-21% 100%" fo:font-style="italic" style:font-style-asian="italic" style:font-style-complex="italic"/>
    </style:style>
    <style:style style:name="T12" style:family="text">
      <style:text-properties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1. Orbital radii of satellites and rings of U,J&amp;N in units of their equatorial radii. Indices included.</text:p>
      <text:p text:style-name="P1">Table 2. Orbital radii and masses of satellites of Neptune.</text:p>
      <text:p text:style-name="P2"><text:span text:style-name="T1">Table 3. </text:span><text:span text:style-name="T1">H</text:span><text:span text:style-name="T4">2</text:span><text:span text:style-name="T7"> Transitions and their associated photon energies (</text:span><text:span text:style-name="T9">E</text:span><text:span text:style-name="T5">P</text:span><text:span text:style-name="T7">'s) and <text:s/>relative</text:span> <text:span text:style-name="T1">spectral intensities </text:span></text:p>
      <text:p text:style-name="P3"><text:span text:style-name="T12"><text:s text:c="15"/>(</text:span><text:span text:style-name="T6">I </text:span>'s) associated with Uranian satellite orbital radii (<text:span text:style-name="T6">R'</text:span><text:span text:style-name="T11">ui </text:span>and <text:span text:style-name="T6">R</text:span><text:span text:style-name="T11">ui </text:span>).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6-24T10:15:31.46</meta:creation-date>
    <meta:generator>OpenOffice/4.1.2$Win32 OpenOffice.org_project/412m3$Build-9782</meta:generator>
    <meta:document-statistic meta:table-count="0" meta:image-count="0" meta:object-count="0" meta:page-count="1" meta:paragraph-count="4" meta:word-count="54" meta:character-count="357"/>
    <dc:date>2021-06-24T10:27:24.11</dc:date>
    <dc:creator>James Lombardi</dc:creator>
    <meta:editing-duration>PT11M57S</meta:editing-duration>
    <meta:editing-cycles>1</meta:editing-cycles>
  </office:meta>
</office:document-meta>
</file>